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4b6fb" officeooo:paragraph-rsid="0014b6fb"/>
    </style:style>
    <style:style style:name="T1" style:family="text">
      <style:text-properties officeooo:rsid="00158b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bject-oriented programm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pan text:style-name="T1">C</text:span>oncepts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03:21:46.670368545</meta:creation-date>
    <meta:generator>LibreOffice/6.0.7.3$Linux_X86_64 LibreOffice_project/00m0$Build-3</meta:generator>
    <dc:date>2019-02-09T03:23:35.228652191</dc:date>
    <meta:editing-duration>PT1M48S</meta:editing-duration>
    <meta:editing-cycles>4</meta:editing-cycles>
    <meta:document-statistic meta:table-count="0" meta:image-count="0" meta:object-count="0" meta:page-count="2" meta:paragraph-count="2" meta:word-count="3" meta:character-count="35" meta:non-whitespace-character-count="34"/>
  </office:meta>
</office:document-meta>
</file>